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text-align="justify" style:justify-single-word="false"/>
      <style:text-properties fo:font-size="14pt" style:font-size-asian="14pt" style:font-size-complex="14pt"/>
    </style:style>
    <style:style style:name="P3" style:family="paragraph" style:parent-style-name="Standard">
      <style:paragraph-properties fo:text-align="center" style:justify-single-word="false"/>
      <style:text-properties fo:font-size="15pt" style:font-size-asian="15pt" style:font-size-complex="15pt"/>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port Progetto_2018</text:p>
      <text:p text:style-name="P3">Matricole: S234348, </text:p>
      <text:p text:style-name="P1"/>
      <text:p text:style-name="P2">Il programma “Progetto_2018” sviluppato sulla piattaforma di Visual Studio 2017 esegue le operazioni richieste a partire dalla lettura di tre file con successiva elaborazione dei dati.</text:p>
      <text:p text:style-name="P2">I file presi in questione riguardano rispettivamente: gli utenti, con i rispettivi ID e caratteristiche identificative, le relazioni, con le varie tipologie, e le notizie, caratterizzate da un testo.</text:p>
      <text:p text:style-name="P2">I nomi dei file vengono passati da linea di comando, e viene eseguito un controllo in merito al numero di argomenti passati: se corretto il programma prosegue, altrimenti viene arrestato ed emesso un messaggio di errore.</text:p>
      <text:p text:style-name="P2">Nel programma sono state create 6 classi in totale, organizzate in modo da utilizzare l'ereditarietà di queste ultime ed evitare la ripetizione di righe di codice.</text:p>
      <text:p text:style-name="P2">Dalla classe Utente, con attributi e metodi comuni a tutte e tre le tipologie di utenti, sono state derivate le classi UtenteSemplice, UtenteAzienda e UtenteGruppo, che posseggono metodi di getter e setter, controllo attributi ed eventuale elaborazione. Le ultime due classi, non derivate da nessun'altra sono: la classe Data, che è necessaria per gestire lettura,scrittura e controlli di tutte le date presenti nei tre file e infine la classe Notizia, che permette il salvataggio e l'elaborazione delle notizie inserite.</text:p>
      <text:p text:style-name="P2">Sono stati creati file header contententi funzioni suddivise per categoria e scopo di utilizzo per rendere il codice più leggibile e gestibile.</text:p>
      <text:p text:style-name="P2">Per il salvataggio dei dati letti dai file nelle varie classi sono stati utilizzati i contenitori vector, in quanto a differenza di semplici vettori permettono un ridimensionamento durante il programma, ottimizzando cosi velocità e memoria occupata.</text:p>
      <text:p text:style-name="P2">I file una volta inseriti dall'utente, vengono analizzati uno ad uno ed effettuati controlli in merito alla validità dei dati presenti al loro interno. Per prima cosa, a seguito della formattazione prevista dal testo vengono letti id utente e tipologia separati da virgole, dando errore in caso di campo vuoto o non correttezza di formattazione. Gli attributi di ciascun utente, presenti all'interno di parentesi graffe, non sono tutti obbligatori: essi sono preceduti dal nome che li caratterizza e in caso di mancata lettura il programma controlla se è richiesto o meno, segnalando errore se necessario come nel caso in cui il nome dell'attributo sia inesistente. Mediante i metodi di setter i dati letti vengono inseriti nei relativi oggetti presenti nel vector e si passa alla lettura del file contenente le relazioni.</text:p>
      <text:p text:style-name="P2">Nel file delle relazioni, seguendo la formattazione richiesta, vengono letti i due id e viene verificata la loro esistenza e la presenza di una vorgola per separarli: in caso contrario viene mandato un messaggio di errore. Le relazioni, una volta lette, ne viene verificata la loro validità, andando a controllare che nei corrispettivi id non siano già presenti relazioni di quel tipo oppure che non rispettino i vincoli imposti dal programma. Per esempio per quanto riguarda le relazioni figlio/genitore, se è gia presente non può essere invertita, oppure con il confronto dell'età si evita di avere un genitore piu giovane di un figlio e viceversa. Le relazioni vengono salvate in due <text:soft-page-break/>vector istanziati durante la crezione di ogni oggetto di tipo utente, che vengono ridimensionati in base a quante ne sono state lette; il primo contiene gli id con i quali è presente una determinata relazione, il secondo ne indica la tipologia.</text:p>
      <text:p text:style-name="P2">Dopodichè si passa alla lettura delle notizie, la quale prevede come prima operazione, secondo la formattazione stabilita, la lettura di un id relativo all'utente che l'ha scritta: in caso di id inesistente viene emesso un messaggio di errore, altrimenti si procede con la lettura del messaggio. Vengono eseguiti controlli riguardo la presenza di caratteri speciali o virgole, siccome queste ultime potrebbero creare ambiguità riguardo la suddivisone dei vari campi della notizia. In seguito vien letta la data di pubblicazione e gli id relativi ai like o dislike aggiunti dagli altri utenti presenti. In caso di id inesistente o di errata formattazione del testo, viene generato un messaggio di errore.</text:p>
      <text:p text:style-name="P2">In caso di tutte le tipologie di errore elencate precedentemente, o in caso di file vuoti, il programma mostra a video il messaggio corrispondente e il programma termina.</text:p>
      <text:p text:style-name="P2">In caso di correttezza di tutte le condizioni precedenti, avendo salvato tutte le informazioni lette all'interno di 4 vector, il programma mostra a video un menù dal quale si possono selezionare varie opzioni per elaborare i dati o interrogare il database.</text:p>
      <text:p text:style-name="P2">Come prima scelta si ha la possibilità di gestire gli utenti permettendo l'aggiunta, la modifica o la rimozione di uno di essi: per l'aggiunta si seleziona prima la tipologia, e poi si inseriscono i vari campi obblibatori e quelli facoltativi. Il programma esegue controlli per verificarne la correttezza, in caso contrario segnala errore e torna al menù principale. Per la modifica, si sceglie l'utente tramite il suo id, e successivamente si seleziona il campo da modificare: in caso di non validità viene mostrato a video un messaggio di errore e viene riproposto il menu principale. Per la rimozione si effettua come per la modifica un ricerca per id e si elimina se esistente l'utente e le rispettive relazioni con altri utenti.</text:p>
      <text:p text:style-name="P2">La seconda possibile scelta riguarda la gestione delle relazioni, nella quale è possibile <text:s/>aggiungerne, modificarne o rimuoverne una. Sia in fase di aggiunta che di modifica il programma esegue controlli in merito a: relazione possibile in base al tipo di utente, relazione già esistente, esistenza degli id, validità della tipologia di relazione inserita. Per verificare quest'ultima in condizioni di genitore/figlio, il progamma utilizza la ricerca dell'albero genealogico di un utente (descritto successivamente), analizzando discendenti e antenati per evitare di avere scambi di ruoli con conseguente perdita di significato delle relazioni connesse ad essi. Una volta verificate le condizioni precendenti si da la possibilità all'utente di manipolare le relazioni, oppure in caso di richiesta di eliminarle, il proramma va a cancellare anche quelle speculari come per esempio figlio/genitore.</text:p>
      <text:p text:style-name="P2">La terza voce del menù riguarda la gestione delle notizie quali aggiunta,rimozione, nuova reazione o eliminazione reazione. Nel primo caso il programma fa inserire l'id dell'utente che l'ha pubblicata, il testo della notizia e la data di pubblicazione, stampando un errore in caso di non validità dei dati immessi. Per la rimozione vengono stampate a video tutte le notizie con i rispettivi dettagli, e l'utente deve selezionarne una. Se invece si intende rimuovere o aggiungere una reazione si da la possibilità di cercare tra quelle esistenti, sempre stampate a video, di inserire l'id <text:soft-page-break/>dell'utente e selezionare, se si intende inserirne una, like o dislike. Viene segnalato un errore nei casi in cui si immetta un id utente errato o un numero notizia non esistente.</text:p>
      <text:p text:style-name="P2">La quarta possibile scelta del menù riguarda la possibilità di interrogare il database e di ottenere varie informazioni riguardo a utenti, relazioni e notizie. </text:p>
      <text:p text:style-name="P2">La quinta voce invece permette di eseguire tre scelte differenti per ottenere rispettivamente: alberi genealogici, lupi solitari e ordinamento aziende per simpatia. Per la ricerca di un albero genealogico il programma utilizza un algoritmo basato sula ricerca in profondità, utilizzando cioè un algoritmo ricorsivo: esso per prima cosa riceve un id immesso da tastiera dall'utente. Ne viene cercata l'esistenza e mandato un messaggio di errore in caso contrario; la ricerca viene separata in due parti, una per l'albero degli antenati, una per i discenenti, in modo tale da rendere la stampa a video piu ordinata e comprensibile. Entrambe svolgono una scansione del vector contenente tutte le relazioni con gli altri utenti, andando alla ricerca rispettivamente di relazioni di tipo figlio o genitore, con <text:s/>anche i coniugi. Attraverso l'utilizzo di un vettore viene memorizzato il livello di profondità al quale si è arrivati per permettere una stampa in modo gerarchico. Vengono inoltre creati temporaneamente due vector che permettono , grazie a un metodo posseduto dall'utente, di memorizzare gli id dei coniugi e dei figli o genitori. L'operazione di lettura e stampa dei figli o genitori e dei coniugi viene ripetuta fino a che non ci son più elementi all'interno dei corrispettivi vector, sfruttando cosi questa condizione come uscita dalla ricorsione. Un albero viene riconosciuto e mostrato a video solo se presenta almeno due livelli, altrimenti il programma stampa un messaggio che segnala l'inesistenza. All'utente inoltre è lasciata la possibilità di salvare l'albero richiesto su file o meno, consentendone una visualizzazione anche a programma terminato. La ricerca di un albero genealogico oltre che per un singolo utente può essere richiesta per tutti, eseguendo le stesse operazioni precedentemente descritte. </text:p>
      <text:p text:style-name="P2">Altra ricerca possibile è quella dei lupi solitari, che consiste nell'effettuare una ricerca tra gli utenti in base a un insieme di valori selezionati dall'utente e calcolati da una specifica formula matematica. Essa è composta dalla somma tra i prodotti del numero di relazioni, di lavori, di appartenenza a gruppi e di reazioni a notizie moltiplicate per i corrispondenti pesi. Dopodiche si va a fare una media tra tutti gli utenti e se uno di essi risulta inferiore ad essa può essere considerato lupo solitario. Inoltre all'utente è lasciata la libertà di modificare tali parametri e di eseguire quindi una ricerca personalizzata: si può scegliere infine quanto in percentuale un utente si deve discostare dal valore standard per essere considerato tale.</text:p>
      <text:p text:style-name="P2">Ultima operazione possibile riguarda quella dell'ordinamento degli utenti azienda per simpatia: quest'ultimo termine, analogamente ai lupi solitari, fa riferimento a una formula matematica. Viene permessa l'insclusione o meno delle consociate, e quindi viene calcolato nel primo caso la differenza tra i prodotti dei numero di like e dislike per i loro pesi, nel secondo in aggiunta si somma il prodotto del valore precendente calcolato per le aziende consociate per il peso assegnatogli. Anche in questo contesto si lascia modificare i valori o di proseguire con quelli di default. Una volta calcolato, il programma riordina il vector contenente gli utenti azienda secondo questo criterio.</text:p>
      <text:p text:style-name="P2">Ultima scelta del menu, esclusa l'uscita dal programma, è stata creata per permettere all'utente di visualizzare in maniera rapida tutto ciò che è stato letto dai file iniziali, in <text:soft-page-break/>modo da reperire informazioni necessarie per l'esecuzioni dei punti precendetemente descritti.</text:p>
      <text:p text:style-name="P2">Il menu al termine di ogni richiamo di funzione, sia che essa sia abbia dato un messaggio di errore o meno, mediante il ritorno di una varibile booleana, prevede la sovrascrittura dei file iniziali solo in caso di modifiche effettuate all'interno di uno dei vector istanziati all'inizio dell'esecuzione. In questo modo si riduce il tempo tra una richiesta e un'altra se non vi è stato alcun cambiamento, rendendo il programma più rapido.</text:p>
      <text:p text:style-name="P2">Il programma termina o come precedentemente descritto a causa di un errore dalla lettura dei file, oppure dalla scelta dell'utente di uscire dal menu, con conseguente salvataggio di tutte le modifiche eseguite riutilizzabili per una eventuale successiva esecuzione. <text: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tia Ramella Livrin</meta:initial-creator>
    <meta:creation-date>2018-07-14T11:23:23.07</meta:creation-date>
    <meta:generator>OpenOffice/4.1.1$Win32 OpenOffice.org_project/411m6$Build-9775</meta:generator>
    <dc:date>2018-07-19T09:14:01.99</dc:date>
    <dc:creator>Mattia Ramella Livrin</dc:creator>
    <meta:editing-duration>P1DT3H8M52S</meta:editing-duration>
    <meta:editing-cycles>13</meta:editing-cycles>
    <meta:document-statistic meta:table-count="0" meta:image-count="0" meta:object-count="0" meta:page-count="4" meta:paragraph-count="24" meta:word-count="1765" meta:character-count="11411"/>
  </office:meta>
</office:document-meta>
</file>